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11692985413499415" office:value-type="float"/>
          <table:table-cell office:value="0.009186105261027517" office:value-type="float"/>
          <table:table-cell office:value="-0.005592512024683514" office:value-type="float"/>
          <table:table-cell office:value="-0.00540638500706498" office:value-type="float"/>
          <table:table-cell office:value="0.0005650334888597161" office:value-type="float"/>
          <table:table-cell office:value="0.009222972494033291" office:value-type="float"/>
          <table:table-cell office:value="0.08847930285647747" office:value-type="float"/>
          <table:table-cell office:value="1" office:value-type="float"/>
          <table:table-cell office:value="-0.0011692985413499415" office:value-type="float"/>
          <table:table-cell office:value="0.009186105261027517" office:value-type="float"/>
          <table:table-cell office:value="-0.005592512024683514" office:value-type="float"/>
          <table:table-cell office:value="-0.00540638500706498" office:value-type="float"/>
          <table:table-cell office:value="0.0005650334888597161" office:value-type="float"/>
          <table:table-cell office:value="0.009222972494033291" office:value-type="float"/>
        </table:table-row>
        <table:table-row>
          <table:table-cell office:value="0.007307458569511774" office:value-type="float"/>
          <table:table-cell office:value="0.01215036635038579" office:value-type="float"/>
          <table:table-cell office:value="-0.0016796234009625608" office:value-type="float"/>
          <table:table-cell office:value="-0.0003515408733753174" office:value-type="float"/>
          <table:table-cell office:value="0.0006636370487503422" office:value-type="float"/>
          <table:table-cell office:value="0.01500042348318949" office:value-type="float"/>
          <table:table-cell office:value="0.08513051254276885" office:value-type="float"/>
          <table:table-cell office:value="2" office:value-type="float"/>
          <table:table-cell office:value="0.008476757110861715" office:value-type="float"/>
          <table:table-cell office:value="0.0029642610893582735" office:value-type="float"/>
          <table:table-cell office:value="0.003912888623720953" office:value-type="float"/>
          <table:table-cell office:value="0.005054844133689663" office:value-type="float"/>
          <table:table-cell office:value="9.860355989062611e-05" office:value-type="float"/>
          <table:table-cell office:value="0.0057774509891562" office:value-type="float"/>
        </table:table-row>
        <table:table-row>
          <table:table-cell office:value="0.007841313530907038" office:value-type="float"/>
          <table:table-cell office:value="0.011743164106580859" office:value-type="float"/>
          <table:table-cell office:value="-0.001239960467612951" office:value-type="float"/>
          <table:table-cell office:value="-0.0010452000597385384" office:value-type="float"/>
          <table:table-cell office:value="0.0010255492992691413" office:value-type="float"/>
          <table:table-cell office:value="0.015718337587651163" office:value-type="float"/>
          <table:table-cell office:value="0.08515374642374529" office:value-type="float"/>
          <table:table-cell office:value="3" office:value-type="float"/>
          <table:table-cell office:value="0.000533854961395264" office:value-type="float"/>
          <table:table-cell office:value="-0.0004072022438049317" office:value-type="float"/>
          <table:table-cell office:value="0.0004396629333496098" office:value-type="float"/>
          <table:table-cell office:value="-0.000693659186363221" office:value-type="float"/>
          <table:table-cell office:value="0.0003619122505187991" office:value-type="float"/>
          <table:table-cell office:value="0.0007179141044616703" office:value-type="float"/>
        </table:table-row>
        <table:table-row>
          <table:table-cell office:value="0.008375131537422541" office:value-type="float"/>
          <table:table-cell office:value="0.011336801096174364" office:value-type="float"/>
          <table:table-cell office:value="-0.0008007147667767689" office:value-type="float"/>
          <table:table-cell office:value="-0.0017390380600360855" office:value-type="float"/>
          <table:table-cell office:value="0.0013877369232468025" office:value-type="float"/>
          <table:table-cell office:value="0.01643629222327128" office:value-type="float"/>
          <table:table-cell office:value="0.0851681583514548" office:value-type="float"/>
          <table:table-cell office:value="4" office:value-type="float"/>
          <table:table-cell office:value="0.0005338180065155036" office:value-type="float"/>
          <table:table-cell office:value="-0.000406363010406495" office:value-type="float"/>
          <table:table-cell office:value="0.00043924570083618206" office:value-type="float"/>
          <table:table-cell office:value="-0.0006938380002975471" office:value-type="float"/>
          <table:table-cell office:value="0.00036218762397766113" office:value-type="float"/>
          <table:table-cell office:value="0.0007179546356201171" office:value-type="float"/>
        </table:table-row>
        <table:table-row>
          <table:table-cell office:value="0.009246465613350276" office:value-type="float"/>
          <table:table-cell office:value="0.010676283284399157" office:value-type="float"/>
          <table:table-cell office:value="1.8739426338465655e-05" office:value-type="float"/>
          <table:table-cell office:value="-0.001500972340431594" office:value-type="float"/>
          <table:table-cell office:value="0.0027497686214737315" office:value-type="float"/>
          <table:table-cell office:value="0.01739010482245341" office:value-type="float"/>
          <table:table-cell office:value="0.08517219748813824" office:value-type="float"/>
          <table:table-cell office:value="5" office:value-type="float"/>
          <table:table-cell office:value="0.0008713340759277342" office:value-type="float"/>
          <table:table-cell office:value="-0.0006605178117752072" office:value-type="float"/>
          <table:table-cell office:value="0.0008194541931152346" office:value-type="float"/>
          <table:table-cell office:value="0.00023806571960449142" office:value-type="float"/>
          <table:table-cell office:value="0.001362031698226929" office:value-type="float"/>
          <table:table-cell office:value="0.0009538125991821293" office:value-type="float"/>
        </table:table-row>
      </table:table>
      <table:table table:name="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8687305450439456" office:value-type="float"/>
          <table:table-cell office:value="-0.0006740790605545052" office:value-type="float"/>
          <table:table-cell office:value="0.0008652436733245852" office:value-type="float"/>
          <table:table-cell office:value="0.00031486272811889586" office:value-type="float"/>
          <table:table-cell office:value="0.0012523937225341793" office:value-type="float"/>
          <table:table-cell office:value="0.0009421980381011958" office:value-type="float"/>
          <table:table-cell office:value="0.49915975614761027" office:value-type="float"/>
          <table:table-cell office:value="1" office:value-type="float"/>
          <table:table-cell office:value="0.0008687305450439456" office:value-type="float"/>
          <table:table-cell office:value="-0.0006740790605545052" office:value-type="float"/>
          <table:table-cell office:value="0.0008652436733245852" office:value-type="float"/>
          <table:table-cell office:value="0.00031486272811889586" office:value-type="float"/>
          <table:table-cell office:value="0.0012523937225341793" office:value-type="float"/>
          <table:table-cell office:value="0.0009421980381011958" office:value-type="float"/>
        </table:table-row>
        <table:table-row>
          <table:table-cell office:value="0.0021502113342285155" office:value-type="float"/>
          <table:table-cell office:value="-0.0016939461231231696" office:value-type="float"/>
          <table:table-cell office:value="0.0020914459228515633" office:value-type="float"/>
          <table:table-cell office:value="0.0014223980903625474" office:value-type="float"/>
          <table:table-cell office:value="0.0035173439979553217" office:value-type="float"/>
          <table:table-cell office:value="0.001896253824234008" office:value-type="float"/>
          <table:table-cell office:value="0.09250163882728198" office:value-type="float"/>
          <table:table-cell office:value="2" office:value-type="float"/>
          <table:table-cell office:value="0.00128148078918457" office:value-type="float"/>
          <table:table-cell office:value="-0.0010198670625686645" office:value-type="float"/>
          <table:table-cell office:value="0.001226202249526978" office:value-type="float"/>
          <table:table-cell office:value="0.0011075353622436515" office:value-type="float"/>
          <table:table-cell office:value="0.0022649502754211424" office:value-type="float"/>
          <table:table-cell office:value="0.0009540557861328122" office:value-type="float"/>
        </table:table-row>
        <table:table-row>
          <table:table-cell office:value="0.0033191442489624023" office:value-type="float"/>
          <table:table-cell office:value="-0.002709835171699525" office:value-type="float"/>
          <table:table-cell office:value="0.00319109320640564" office:value-type="float"/>
          <table:table-cell office:value="0.002486217021942138" office:value-type="float"/>
          <table:table-cell office:value="0.005620263814926148" office:value-type="float"/>
          <table:table-cell office:value="0.002898463010787963" office:value-type="float"/>
          <table:table-cell office:value="0.09083669659851427" office:value-type="float"/>
          <table:table-cell office:value="3" office:value-type="float"/>
          <table:table-cell office:value="0.0011689329147338869" office:value-type="float"/>
          <table:table-cell office:value="-0.0010158890485763555" office:value-type="float"/>
          <table:table-cell office:value="0.0010996472835540765" office:value-type="float"/>
          <table:table-cell office:value="0.0010638189315795906" office:value-type="float"/>
          <table:table-cell office:value="0.002102919816970826" office:value-type="float"/>
          <table:table-cell office:value="0.001002209186553955" office:value-type="float"/>
        </table:table-row>
        <table:table-row>
          <table:table-cell office:value="0.004748107194900512" office:value-type="float"/>
          <table:table-cell office:value="-0.004236292839050294" office:value-type="float"/>
          <table:table-cell office:value="0.004613200426101685" office:value-type="float"/>
          <table:table-cell office:value="0.0041310000419616695" office:value-type="float"/>
          <table:table-cell office:value="0.00841959834098816" office:value-type="float"/>
          <table:table-cell office:value="0.003749151229858397" office:value-type="float"/>
          <table:table-cell office:value="0.08464452991526442" office:value-type="float"/>
          <table:table-cell office:value="4" office:value-type="float"/>
          <table:table-cell office:value="0.0014289629459381097" office:value-type="float"/>
          <table:table-cell office:value="-0.0015264576673507686" office:value-type="float"/>
          <table:table-cell office:value="0.001422107219696045" office:value-type="float"/>
          <table:table-cell office:value="0.0016447830200195315" office:value-type="float"/>
          <table:table-cell office:value="0.002799334526062012" office:value-type="float"/>
          <table:table-cell office:value="0.0008506882190704342" office:value-type="float"/>
        </table:table-row>
        <table:table-row>
          <table:table-cell office:value="0.006222853660583496" office:value-type="float"/>
          <table:table-cell office:value="-0.005809616446495056" office:value-type="float"/>
          <table:table-cell office:value="0.006157835721969604" office:value-type="float"/>
          <table:table-cell office:value="0.005904524326324462" office:value-type="float"/>
          <table:table-cell office:value="0.01137367606163025" office:value-type="float"/>
          <table:table-cell office:value="0.00455022096633911" office:value-type="float"/>
          <table:table-cell office:value="0.08402726459225258" office:value-type="float"/>
          <table:table-cell office:value="5" office:value-type="float"/>
          <table:table-cell office:value="0.0014747464656829842" office:value-type="float"/>
          <table:table-cell office:value="-0.0015733236074447626" office:value-type="float"/>
          <table:table-cell office:value="0.0015446352958679195" office:value-type="float"/>
          <table:table-cell office:value="0.0017735242843627923" office:value-type="float"/>
          <table:table-cell office:value="0.0029540777206420905" office:value-type="float"/>
          <table:table-cell office:value="0.000801069736480713" office:value-type="float"/>
        </table:table-row>
      </table:table>
      <table:table table:name="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14674639701843257" office:value-type="float"/>
          <table:table-cell office:value="-0.002073594331741334" office:value-type="float"/>
          <table:table-cell office:value="0.0016782295703887933" office:value-type="float"/>
          <table:table-cell office:value="0.0018485987186431883" office:value-type="float"/>
          <table:table-cell office:value="0.0033517956733703606" office:value-type="float"/>
          <table:table-cell office:value="0.0005818951129913322" office:value-type="float"/>
          <table:table-cell office:value="0.4792699810282244" office:value-type="float"/>
          <table:table-cell office:value="1" office:value-type="float"/>
          <table:table-cell office:value="0.0014674639701843257" office:value-type="float"/>
          <table:table-cell office:value="-0.002073594331741334" office:value-type="float"/>
          <table:table-cell office:value="0.0016782295703887933" office:value-type="float"/>
          <table:table-cell office:value="0.0018485987186431883" office:value-type="float"/>
          <table:table-cell office:value="0.0033517956733703606" office:value-type="float"/>
          <table:table-cell office:value="0.0005818951129913322" office:value-type="float"/>
        </table:table-row>
        <table:table-row>
          <table:table-cell office:value="0.0029835414886474603" office:value-type="float"/>
          <table:table-cell office:value="-0.00424673080444336" office:value-type="float"/>
          <table:table-cell office:value="0.0036034154891967773" office:value-type="float"/>
          <table:table-cell office:value="0.00396823525428772" office:value-type="float"/>
          <table:table-cell office:value="0.006978936195373535" office:value-type="float"/>
          <table:table-cell office:value="0.001101622581481932" office:value-type="float"/>
          <table:table-cell office:value="0.5901332054205471" office:value-type="float"/>
          <table:table-cell office:value="2" office:value-type="float"/>
          <table:table-cell office:value="0.0015160775184631346" office:value-type="float"/>
          <table:table-cell office:value="-0.002173136472702026" office:value-type="float"/>
          <table:table-cell office:value="0.001925185918807984" office:value-type="float"/>
          <table:table-cell office:value="0.0021196365356445316" office:value-type="float"/>
          <table:table-cell office:value="0.0036271405220031742" office:value-type="float"/>
          <table:table-cell office:value="0.0005197274684905998" office:value-type="float"/>
        </table:table-row>
        <table:table-row>
          <table:table-cell office:value="0.0043919503688812245" office:value-type="float"/>
          <table:table-cell office:value="-0.007023555040359498" office:value-type="float"/>
          <table:table-cell office:value="0.005937387943267822" office:value-type="float"/>
          <table:table-cell office:value="0.006205240488052368" office:value-type="float"/>
          <table:table-cell office:value="0.01115209937095642" office:value-type="float"/>
          <table:table-cell office:value="0.0012593138217926007" office:value-type="float"/>
          <table:table-cell office:value="0.09644667545710961" office:value-type="float"/>
          <table:table-cell office:value="3" office:value-type="float"/>
          <table:table-cell office:value="0.0014084088802337642" office:value-type="float"/>
          <table:table-cell office:value="-0.002776824235916138" office:value-type="float"/>
          <table:table-cell office:value="0.0023339724540710448" office:value-type="float"/>
          <table:table-cell office:value="0.0022370052337646485" office:value-type="float"/>
          <table:table-cell office:value="0.004173163175582886" office:value-type="float"/>
          <table:table-cell office:value="0.00015769124031066867" office:value-type="float"/>
        </table:table-row>
        <table:table-row>
          <table:table-cell office:value="0.005806005001068114" office:value-type="float"/>
          <table:table-cell office:value="-0.009715241193771363" office:value-type="float"/>
          <table:table-cell office:value="0.008126566410064697" office:value-type="float"/>
          <table:table-cell office:value="0.008332153558731079" office:value-type="float"/>
          <table:table-cell office:value="0.015149352550506591" office:value-type="float"/>
          <table:table-cell office:value="0.0014088201522827123" office:value-type="float"/>
          <table:table-cell office:value="0.08257510503914046" office:value-type="float"/>
          <table:table-cell office:value="4" office:value-type="float"/>
          <table:table-cell office:value="0.0014140546321868893" office:value-type="float"/>
          <table:table-cell office:value="-0.0026916861534118652" office:value-type="float"/>
          <table:table-cell office:value="0.0021891784667968754" office:value-type="float"/>
          <table:table-cell office:value="0.0021269130706787105" office:value-type="float"/>
          <table:table-cell office:value="0.003997253179550171" office:value-type="float"/>
          <table:table-cell office:value="0.0001495063304901116" office:value-type="float"/>
        </table:table-row>
        <table:table-row>
          <table:table-cell office:value="0.00703660488128662" office:value-type="float"/>
          <table:table-cell office:value="-0.013166944980621337" office:value-type="float"/>
          <table:table-cell office:value="0.010940080881118775" office:value-type="float"/>
          <table:table-cell office:value="0.010629372596740723" office:value-type="float"/>
          <table:table-cell office:value="0.019908809661865236" office:value-type="float"/>
          <table:table-cell office:value="0.0011110740900039644" office:value-type="float"/>
          <table:table-cell office:value="0.09315464752280567" office:value-type="float"/>
          <table:table-cell office:value="5" office:value-type="float"/>
          <table:table-cell office:value="0.0012305998802185063" office:value-type="float"/>
          <table:table-cell office:value="-0.0034517037868499753" office:value-type="float"/>
          <table:table-cell office:value="0.0028135144710540773" office:value-type="float"/>
          <table:table-cell office:value="0.0022972190380096437" office:value-type="float"/>
          <table:table-cell office:value="0.004759457111358643" office:value-type="float"/>
          <table:table-cell office:value="-0.0002977460622787479" office:value-type="float"/>
        </table:table-row>
      </table:table>
      <table:table table:name="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1287260055541993" office:value-type="float"/>
          <table:table-cell office:value="-0.0035343110561370846" office:value-type="float"/>
          <table:table-cell office:value="0.00289703369140625" office:value-type="float"/>
          <table:table-cell office:value="0.0022875964641571045" office:value-type="float"/>
          <table:table-cell office:value="0.005088095664978028" office:value-type="float"/>
          <table:table-cell office:value="-0.0003889936208724982" office:value-type="float"/>
          <table:table-cell office:value="0.07442187035229057" office:value-type="float"/>
          <table:table-cell office:value="1" office:value-type="float"/>
          <table:table-cell office:value="0.001287260055541993" office:value-type="float"/>
          <table:table-cell office:value="-0.0035343110561370846" office:value-type="float"/>
          <table:table-cell office:value="0.00289703369140625" office:value-type="float"/>
          <table:table-cell office:value="0.0022875964641571045" office:value-type="float"/>
          <table:table-cell office:value="0.005088095664978028" office:value-type="float"/>
          <table:table-cell office:value="-0.0003889936208724982" office:value-type="float"/>
        </table:table-row>
        <table:table-row>
          <table:table-cell office:value="0.0024382472038269043" office:value-type="float"/>
          <table:table-cell office:value="-0.007340244650840759" office:value-type="float"/>
          <table:table-cell office:value="0.005975821018218995" office:value-type="float"/>
          <table:table-cell office:value="0.004148468971252442" office:value-type="float"/>
          <table:table-cell office:value="0.009963362216949464" office:value-type="float"/>
          <table:table-cell office:value="-0.001105026006698609" office:value-type="float"/>
          <table:table-cell office:value="0.08773773343889182" office:value-type="float"/>
          <table:table-cell office:value="2" office:value-type="float"/>
          <table:table-cell office:value="0.0011509871482849113" office:value-type="float"/>
          <table:table-cell office:value="-0.0038059335947036744" office:value-type="float"/>
          <table:table-cell office:value="0.0030787873268127448" office:value-type="float"/>
          <table:table-cell office:value="0.0018608725070953375" office:value-type="float"/>
          <table:table-cell office:value="0.004875266551971435" office:value-type="float"/>
          <table:table-cell office:value="-0.0007160323858261108" office:value-type="float"/>
        </table:table-row>
        <table:table-row>
          <table:table-cell office:value="0.0034798395633697504" office:value-type="float"/>
          <table:table-cell office:value="-0.011271623969078064" office:value-type="float"/>
          <table:table-cell office:value="0.009090256690979005" office:value-type="float"/>
          <table:table-cell office:value="0.0061544406414031985" office:value-type="float"/>
          <table:table-cell office:value="0.015008523464202882" office:value-type="float"/>
          <table:table-cell office:value="-0.0018717360496521007" office:value-type="float"/>
          <table:table-cell office:value="0.08604000013308535" office:value-type="float"/>
          <table:table-cell office:value="3" office:value-type="float"/>
          <table:table-cell office:value="0.001041592359542846" office:value-type="float"/>
          <table:table-cell office:value="-0.003931379318237305" office:value-type="float"/>
          <table:table-cell office:value="0.0031144356727600096" office:value-type="float"/>
          <table:table-cell office:value="0.0020059716701507566" office:value-type="float"/>
          <table:table-cell office:value="0.0050451612472534185" office:value-type="float"/>
          <table:table-cell office:value="-0.0007667100429534918" office:value-type="float"/>
        </table:table-row>
        <table:table-row>
          <table:table-cell office:value="0.0042286312580108645" office:value-type="float"/>
          <table:table-cell office:value="-0.015770735740661623" office:value-type="float"/>
          <table:table-cell office:value="0.012626402378082276" office:value-type="float"/>
          <table:table-cell office:value="0.007897529602050781" office:value-type="float"/>
          <table:table-cell office:value="0.020510126352310185" office:value-type="float"/>
          <table:table-cell office:value="-0.00311393439769745" office:value-type="float"/>
          <table:table-cell office:value="0.08388644504906813" office:value-type="float"/>
          <table:table-cell office:value="4" office:value-type="float"/>
          <table:table-cell office:value="0.0007487916946411141" office:value-type="float"/>
          <table:table-cell office:value="-0.0044991117715835575" office:value-type="float"/>
          <table:table-cell office:value="0.003536145687103271" office:value-type="float"/>
          <table:table-cell office:value="0.0017430889606475826" office:value-type="float"/>
          <table:table-cell office:value="0.005501602888107301" office:value-type="float"/>
          <table:table-cell office:value="-0.0012421983480453494" office:value-type="float"/>
        </table:table-row>
        <table:table-row>
          <table:table-cell office:value="0.0049809527397155755" office:value-type="float"/>
          <table:table-cell office:value="-0.020269753336906435" office:value-type="float"/>
          <table:table-cell office:value="0.01615899562835693" office:value-type="float"/>
          <table:table-cell office:value="0.009639892578125" office:value-type="float"/>
          <table:table-cell office:value="0.02600878238677979" office:value-type="float"/>
          <table:table-cell office:value="-0.00435692608356476" office:value-type="float"/>
          <table:table-cell office:value="0.08166032055048414" office:value-type="float"/>
          <table:table-cell office:value="5" office:value-type="float"/>
          <table:table-cell office:value="0.0007523214817047111" office:value-type="float"/>
          <table:table-cell office:value="-0.004499017596244812" office:value-type="float"/>
          <table:table-cell office:value="0.0035325932502746574" office:value-type="float"/>
          <table:table-cell office:value="0.0017423629760742188" office:value-type="float"/>
          <table:table-cell office:value="0.005498656034469605" office:value-type="float"/>
          <table:table-cell office:value="-0.0012429916858673097" office:value-type="float"/>
        </table:table-row>
      </table:table>
      <table:table table:name="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302636623382568" office:value-type="float"/>
          <table:table-cell office:value="-0.00526224136352539" office:value-type="float"/>
          <table:table-cell office:value="0.004214168787002563" office:value-type="float"/>
          <table:table-cell office:value="0.0015861594676971433" office:value-type="float"/>
          <table:table-cell office:value="0.006254003047943114" office:value-type="float"/>
          <table:table-cell office:value="-0.0018990123271942147" office:value-type="float"/>
          <table:table-cell office:value="0.0630809351296657" office:value-type="float"/>
          <table:table-cell office:value="1" office:value-type="float"/>
          <table:table-cell office:value="0.000302636623382568" office:value-type="float"/>
          <table:table-cell office:value="-0.00526224136352539" office:value-type="float"/>
          <table:table-cell office:value="0.004214168787002563" office:value-type="float"/>
          <table:table-cell office:value="0.0015861594676971433" office:value-type="float"/>
          <table:table-cell office:value="0.006254003047943114" office:value-type="float"/>
          <table:table-cell office:value="-0.0018990123271942147" office:value-type="float"/>
        </table:table-row>
        <table:table-row>
          <table:table-cell office:value="0.0005418729782104489" office:value-type="float"/>
          <table:table-cell office:value="-0.010734237432479858" office:value-type="float"/>
          <table:table-cell office:value="0.008503202199935913" office:value-type="float"/>
          <table:table-cell office:value="0.003220397233963012" office:value-type="float"/>
          <table:table-cell office:value="0.01269747495651245" office:value-type="float"/>
          <table:table-cell office:value="-0.003943848013877869" office:value-type="float"/>
          <table:table-cell office:value="0.06047095200157604" office:value-type="float"/>
          <table:table-cell office:value="2" office:value-type="float"/>
          <table:table-cell office:value="0.00023923635482788093" office:value-type="float"/>
          <table:table-cell office:value="-0.005471996068954468" office:value-type="float"/>
          <table:table-cell office:value="0.00428903341293335" office:value-type="float"/>
          <table:table-cell office:value="0.0016342377662658687" office:value-type="float"/>
          <table:table-cell office:value="0.006443471908569335" office:value-type="float"/>
          <table:table-cell office:value="-0.0020448356866836544" office:value-type="float"/>
        </table:table-row>
        <table:table-row>
          <table:table-cell office:value="0.00026994585990905776" office:value-type="float"/>
          <table:table-cell office:value="-0.016615970730781554" office:value-type="float"/>
          <table:table-cell office:value="0.012832967042922973" office:value-type="float"/>
          <table:table-cell office:value="0.004376300573348998" office:value-type="float"/>
          <table:table-cell office:value="0.01937664270401001" office:value-type="float"/>
          <table:table-cell office:value="-0.006309773325920105" office:value-type="float"/>
          <table:table-cell office:value="0.05766786006463834" office:value-type="float"/>
          <table:table-cell office:value="3" office:value-type="float"/>
          <table:table-cell office:value="-0.0002719271183013912" office:value-type="float"/>
          <table:table-cell office:value="-0.005881733298301697" office:value-type="float"/>
          <table:table-cell office:value="0.00432976484298706" office:value-type="float"/>
          <table:table-cell office:value="0.0011559033393859861" office:value-type="float"/>
          <table:table-cell office:value="0.006679167747497558" office:value-type="float"/>
          <table:table-cell office:value="-0.0023659253120422363" office:value-type="float"/>
        </table:table-row>
        <table:table-row>
          <table:table-cell office:value="6.759166717527215e-07" office:value-type="float"/>
          <table:table-cell office:value="-0.022500739693641664" office:value-type="float"/>
          <table:table-cell office:value="0.017160862684249878" office:value-type="float"/>
          <table:table-cell office:value="0.0055324769020080565" office:value-type="float"/>
          <table:table-cell office:value="0.02605552077293396" office:value-type="float"/>
          <table:table-cell office:value="-0.008679669499397278" office:value-type="float"/>
          <table:table-cell office:value="0.054768673045364966" office:value-type="float"/>
          <table:table-cell office:value="4" office:value-type="float"/>
          <table:table-cell office:value="-0.00026926994323730503" office:value-type="float"/>
          <table:table-cell office:value="-0.005884768962860108" office:value-type="float"/>
          <table:table-cell office:value="0.004327895641326905" office:value-type="float"/>
          <table:table-cell office:value="0.0011561763286590584" office:value-type="float"/>
          <table:table-cell office:value="0.006678878068923951" office:value-type="float"/>
          <table:table-cell office:value="-0.0023698961734771725" office:value-type="float"/>
        </table:table-row>
        <table:table-row>
          <table:table-cell office:value="-0.0007661747932434081" office:value-type="float"/>
          <table:table-cell office:value="-0.02862971663475037" office:value-type="float"/>
          <table:table-cell office:value="0.02132335066795349" office:value-type="float"/>
          <table:table-cell office:value="0.006206072568893432" office:value-type="float"/>
          <table:table-cell office:value="0.03279383778572082" office:value-type="float"/>
          <table:table-cell office:value="-0.011110553145408632" office:value-type="float"/>
          <table:table-cell office:value="0.05175232768297168" office:value-type="float"/>
          <table:table-cell office:value="5" office:value-type="float"/>
          <table:table-cell office:value="-0.0007668507099151609" office:value-type="float"/>
          <table:table-cell office:value="-0.006128976941108704" office:value-type="float"/>
          <table:table-cell office:value="0.004162487983703613" office:value-type="float"/>
          <table:table-cell office:value="0.0006735956668853758" office:value-type="float"/>
          <table:table-cell office:value="0.006738317012786864" office:value-type="float"/>
          <table:table-cell office:value="-0.002430883646011353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3-08T17:21:11.039662</meta:creation-date>
    <dc:date>2024-03-08T17:21:11.047435</dc:date>
    <meta:generator>http://pypi.python.org/pypi/ezodf/0.1.0$Python3.8.10 (default, Nov 22 2023, 10:22:35) 
[GCC 9.4.0]</meta:generator>
    <meta:document-statistic/>
    <meta:editing-cycles>1</meta:editing-cycles>
  </office:meta>
</office:document-meta>
</file>